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page-number="1"/>
      <style:text-properties fo:font-size="26pt" style:font-size-asian="26pt" style:font-size-complex="26pt" fo:language="pl" fo:country="PL"/>
    </style:style>
    <style:style style:name="P2" style:parent-style-name="Normal" style:family="paragraph">
      <style:paragraph-properties fo:text-align="end"/>
      <style:text-properties fo:language="pl" fo:country="PL"/>
    </style:style>
    <style:style style:name="P3" style:parent-style-name="Normal" style:family="paragraph">
      <style:paragraph-properties fo:text-align="end"/>
      <style:text-properties fo:language="pl" fo:country="PL"/>
    </style:style>
    <style:style style:name="P4" style:parent-style-name="Normal" style:family="paragraph">
      <style:paragraph-properties fo:text-align="end"/>
      <style:text-properties fo:language="pl" fo:country="PL"/>
    </style:style>
    <style:style style:name="P5" style:parent-style-name="Normal" style:family="paragraph">
      <style:paragraph-properties fo:text-align="end"/>
      <style:text-properties fo:language="pl" fo:country="PL"/>
    </style:style>
    <style:style style:name="P6" style:parent-style-name="Normal" style:family="paragraph">
      <style:text-properties fo:language="pl" fo:country="PL"/>
    </style:style>
    <style:style style:name="T7" style:parent-style-name="DefaultParagraphFont" style:family="text">
      <style:text-properties fo:language="en" fo:country="GB"/>
    </style:style>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T24" style:parent-style-name="DefaultParagraphFont" style:family="text">
      <style:text-properties fo:language="pl" fo:country="PL"/>
    </style:style>
    <style:style style:name="T25" style:parent-style-name="DefaultParagraphFont" style:family="text">
      <style:text-properties fo:language="pl" fo:country="PL"/>
    </style:style>
  </office:automatic-styles>
  <office:body>
    <office:text text:use-soft-page-breaks="true">
      <text:h text:style-name="P1" text:outline-level="1"><text:bookmark-start text:name="_1stwoinwnp8b"/><text:bookmark-end text:name="_1stwoinwnp8b"/>PAP21Z-Z22</text:h>
      <text:p text:style-name="P2">Michał Kopeć</text:p>
      <text:p text:style-name="P3">Karol Orzechowski</text:p>
      <text:p text:style-name="P4">Jeremi Sobierski</text:p>
      <text:p text:style-name="P5">Wiktor Pytlewski</text:p>
      <text:p text:style-name="P6"/>
      <text:p text:style-name="Normal"><text:span text:style-name="T7">Gitlab: https://gitlab-stud.elka.pw.edu.pl/korzech2/studia4</text:span></text:p>
      <text:h text:style-name="Heading1" text:outline-level="1">Ogólne Założenia Aplikacji</text:h>
      <text:p text:style-name="Standard">Zadaniem aplikacji będzie stworzenie narzędzia informatycznego, służącego do zarządzania sprawami na uczelni. Głównymi funkcjonalnościami Studia4 będą:</text:p>
      <text:list text:style-name="WWNum2">
        <text:list-item>
          <text:p text:style-name="P8">logowanie<text:s/>studenta/prowadzącego/admina do systemu</text:p>
        </text:list-item>
        <text:list-item>
          <text:p text:style-name="P9">wyświetlanie:</text:p>
          <text:list text:continue-numbering="true">
            <text:list-item>
              <text:p text:style-name="P10">planu zajęć</text:p>
            </text:list-item>
            <text:list-item>
              <text:p text:style-name="P11">ston przedmiotów</text:p>
            </text:list-item>
            <text:list-item>
              <text:p text:style-name="P12">stron użytkowników</text:p>
            </text:list-item>
            <text:list-item>
              <text:p text:style-name="P13">przynależności do grup dziekańskich</text:p>
            </text:list-item>
            <text:list-item>
              <text:p text:style-name="P14">aktualności z uczelni</text:p>
            </text:list-item>
          </text:list>
        </text:list-item>
        <text:list-item>
          <text:p text:style-name="P15">wystawianie i wyświetlanie ocen</text:p>
        </text:list-item>
        <text:list-item>
          <text:p text:style-name="P16">rejestracja na zajęcia</text:p>
        </text:list-item>
        <text:list-item>
          <text:p text:style-name="P17">dodawanie, usuwanie użytkownika/przedmiotu oraz aktualizowanie jego danych</text:p>
        </text:list-item>
        <text:list-item>
          <text:p text:style-name="P18">udostępnianie materiałów dydaktycznych przez prowadzących</text:p>
        </text:list-item>
      </text:list>
      <text:p text:style-name="Standard"/>
      <text:p text:style-name="Standard">Wymagania, które stawiamy implementacji:</text:p>
      <text:list text:style-name="WWNum1">
        <text:list-item>
          <text:p text:style-name="P19">wykorzystywanie relacyjnej bazy danych</text:p>
        </text:list-item>
        <text:list-item>
          <text:p text:style-name="P20">równomierne zapełnianie grup zajęciowych</text:p>
        </text:list-item>
        <text:list-item>
          <text:p text:style-name="P21">układanie planu zajęć</text:p>
        </text:list-item>
        <text:list-item>
          <text:p text:style-name="P22">graficzny<text:s/>interfejs użytkownika i strona internetowa</text:p>
        </text:list-item>
        <text:list-item>
          <text:p text:style-name="P23">testowanie przy użyciu programów naśladujących działanie użytkowników</text:p>
        </text:list-item>
      </text:list>
      <text:p text:style-name="Standard"/>
      <text:h text:style-name="Heading1" text:outline-level="1"><text:bookmark-start text:name="_y3ml0c4q3fab"/><text:bookmark-end text:name="_y3ml0c4q3fab"/>Wygląd Aplikacji</text:h>
      <text:p text:style-name="Standard"><text:span text:style-name="T24">Link do dz</text:span><text:span text:style-name="T25">iałającego podglądu:</text:span><text:s/>https://tbuli12.pythonanywhere.com/static/preview.html</text:p>
      <text:h text:style-name="Heading1" text:outline-level="1"><text:bookmark-start text:name="_vdies1hku08"/><text:bookmark-end text:name="_vdies1hku08"/>Architektura Rozwiązania</text:h>
      <text:p text:style-name="Standard">Główna logika programu będzie oddzielona od bazy danych oraz interfejsów użytkownika. UI będzie komunikowało się z backendem, który następnie wyśle odpowiednie zapytanie do bazy danych.</text:p>
      <text:h text:style-name="Heading1" text:outline-level="1"><text:bookmark-start text:name="_kk61qlkhx519"/><text:bookmark-end text:name="_kk61qlkhx519"/><text:soft-page-break/>Sposoby Testowania Aplikacji</text:h>
      <text:p text:style-name="Standard">W celu sprawdzenia poprawności działania programu zostaną utworzone boty symulujące działania użytkownika. Dodatkowo zostaną przeprowadzone testy funkcjonalne UI oraz zasymulowane zostaną sytuacje specjalne mn. in. rejestracja na przedmioty „kto pierwszy”, układanie prawidłowego planu zajęć, czy dodawanie lub usuwanie studentów.</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Orzechowski Karol (STUD)</dc:creator>
    <meta:creation-date>2021-11-10T09:30:00Z</meta:creation-date>
    <dc:date>2021-11-10T09:39:00Z</dc:date>
    <meta:template xlink:href="Normal.dotm" xlink:type="simple"/>
    <meta:editing-cycles>3</meta:editing-cycles>
    <meta:editing-duration>PT540S</meta:editing-duration>
    <meta:document-statistic meta:page-count="2" meta:paragraph-count="3" meta:word-count="241" meta:character-count="1614" meta:row-count="11" meta:non-whitespace-character-count="1376"/>
  </office:meta>
</office:document-meta>
</file>